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6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9.855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007cm"/>
    </style:style>
    <style:style style:name="co10" style:family="table-column">
      <style:table-column-properties fo:break-before="auto" style:column-width="2.198cm"/>
    </style:style>
    <style:style style:name="co11" style:family="table-column">
      <style:table-column-properties fo:break-before="auto" style:column-width="8.77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401cm"/>
    </style:style>
    <style:style style:name="co14" style:family="table-column">
      <style:table-column-properties fo:break-before="auto" style:column-width="0.72cm"/>
    </style:style>
    <style:style style:name="co15" style:family="table-column">
      <style:table-column-properties fo:break-before="auto" style:column-width="1.672cm"/>
    </style:style>
    <style:style style:name="co16" style:family="table-column">
      <style:table-column-properties fo:break-before="auto" style:column-width="2.625cm"/>
    </style:style>
    <style:style style:name="co17" style:family="table-column">
      <style:table-column-properties fo:break-before="auto" style:column-width="16.768cm"/>
    </style:style>
    <style:style style:name="co18" style:family="table-column">
      <style:table-column-properties fo:break-before="auto" style:column-width="1.517cm"/>
    </style:style>
    <style:style style:name="co19" style:family="table-column">
      <style:table-column-properties fo:break-before="auto" style:column-width="0.83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5.755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9" style:family="table-cell" style:parent-style-name="Default" style:data-style-name="N117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40" style:family="table-cell" style:parent-style-name="Default" style:data-style-name="N117">
      <style:table-cell-properties fo:background-color="#dddddd"/>
    </style:style>
    <style:style style:name="ce41" style:family="table-cell" style:parent-style-name="Default" style:data-style-name="N117"/>
    <style:style style:name="ce42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 style:data-style-name="N121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45" style:family="table-cell" style:parent-style-name="Default" style:data-style-name="N121">
      <style:table-cell-properties fo:background-color="#dddddd"/>
    </style:style>
    <style:style style:name="ce46" style:family="table-cell" style:parent-style-name="Default" style:data-style-name="N121"/>
    <style:style style:name="ce47" style:family="table-cell" style:parent-style-name="Default" style:data-style-name="N10">
      <style:table-cell-properties fo:background-color="#dddddd"/>
    </style:style>
    <style:style style:name="ce48" style:family="table-cell" style:parent-style-name="Default" style:data-style-name="N119"/>
    <style:style style:name="ce50" style:family="table-cell" style:parent-style-name="Default" style:data-style-name="N117">
      <style:table-cell-properties fo:background-color="#3465a4"/>
      <style:text-properties fo:color="#ffffff"/>
    </style:style>
    <style:style style:name="ce51" style:family="table-cell" style:parent-style-name="Default" style:data-style-name="N120">
      <style:table-cell-properties style:vertical-align="top"/>
    </style:style>
    <style:style style:name="ce52" style:family="table-cell" style:parent-style-name="Default">
      <style:table-cell-properties style:vertical-align="top"/>
    </style:style>
    <style:style style:name="ce53" style:family="table-cell" style:parent-style-name="Default" style:data-style-name="N117">
      <style:table-cell-properties style:vertical-align="top"/>
    </style:style>
    <style:style style:name="ce54" style:family="table-cell" style:parent-style-name="Default">
      <style:table-cell-properties fo:background-color="#3465a4"/>
      <style:text-properties fo:color="#ffffff"/>
    </style:style>
    <style:style style:name="ce55" style:family="table-cell" style:parent-style-name="Default">
      <style:table-cell-properties fo:background-color="#3465a4" fo:wrap-option="wrap"/>
      <style:text-properties fo:color="#ffffff" fo:hyphenate="true"/>
    </style:style>
    <style:style style:name="ce56" style:family="table-cell" style:parent-style-name="Default">
      <style:table-cell-properties fo:wrap-option="wrap" style:vertical-align="top"/>
      <style:text-properties fo:hyphenate="true"/>
    </style:style>
    <style:style style:name="ce5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unctionality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SS</text:p>
          </table:table-cell>
          <table:table-cell table:style-name="ce42" office:value-type="string" calcext:value-type="string">
            <text:p>Section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Sub-Details</text:p>
          </table:table-cell>
          <table:table-cell table:style-name="ce42" office:value-type="string" calcext:value-type="string">
            <text:p>Player</text:p>
          </table:table-cell>
          <table:table-cell table:style-name="ce44" office:value-type="string" calcext:value-type="string">
            <text:p>Message Output</text:p>
          </table:table-cell>
          <table:table-cell table:style-name="ce42" office:value-type="string" calcext:value-type="string">
            <text:p>Function Points</text:p>
          </table:table-cell>
          <table:table-cell table:style-name="ce42" office:value-type="string" calcext:value-type="string">
            <text:p>Dev Status</text:p>
          </table:table-cell>
          <table:table-cell table:style-name="ce42" office:value-type="string" calcext:value-type="string">
            <text:p>Test Status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table:style-name="ce40" office:value-type="float" office:value="0" calcext:value-type="float">
            <text:p>00</text:p>
          </table:table-cell>
          <table:table-cell table:style-name="ce40" table:number-columns-repeated="2"/>
          <table:table-cell table:style-name="ce43" office:value-type="string" calcext:value-type="string">
            <text:p>General</text:p>
          </table:table-cell>
          <table:table-cell table:style-name="ce43" table:number-columns-repeated="3"/>
          <table:table-cell table:style-name="ce45"/>
          <table:table-cell table:style-name="ce43" table:formula="of:=COUNT([.J3:.J12])" office:value-type="float" office:value="4" calcext:value-type="float">
            <text:p>4</text:p>
          </table:table-cell>
          <table:table-cell table:style-name="ce47" table:formula="of:=AVERAGE([.J3:.J12])" office:value-type="percentage" office:value="1" calcext:value-type="percentage">
            <text:p>100%</text:p>
          </table:table-cell>
          <table:table-cell table:style-name="ce47" table:formula="of:=COUNTIF([.$K3:.$K12]; &quot;Yes&quot;)/[.$I2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Settings</text:p>
            </table:table-cell>
            <table:table-cell table:number-columns-repeated="4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3"/>
            <table:table-cell office:value-type="string" calcext:value-type="string">
              <text:p>Dark Mode Enable/Disable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About</text:p>
            </table:table-cell>
            <table:table-cell table:number-columns-repeated="4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3"/>
            <table:table-cell office:value-type="string" calcext:value-type="string">
              <text:p>About Text 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Home</text:p>
            </table:table-cell>
            <table:table-cell table:number-columns-repeated="4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3"/>
            <table:table-cell office:value-type="string" calcext:value-type="string">
              <text:p>Home Screen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Display Name does show up when first updated. </text:p>
            </table:table-cell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Style </text:p>
            </table:table-cell>
            <table:table-cell table:number-columns-repeated="4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3"/>
            <table:table-cell office:value-type="string" calcext:value-type="string">
              <text:p>Develop Style 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Simple to start, Improve in Rel 2</text:p>
            </table:table-cell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Updates</text:p>
            </table:table-cell>
            <table:table-cell table:number-columns-repeated="4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3"/>
            <table:table-cell office:value-type="string" calcext:value-type="string">
              <text:p>Community Count Refresh</text:p>
            </table:table-cell>
            <table:table-cell table:number-columns-repeated="2"/>
            <table:table-cell office:value-type="string" calcext:value-type="string">
              <text:p>Med</text:p>
            </table:table-cell>
            <table:table-cell table:style-name="ce48"/>
            <table:table-cell table:number-columns-repeated="2"/>
          </table:table-row>
        </table:table-row-group>
        <table:table-row table:style-name="ro2">
          <table:table-cell table:style-name="ce40" office:value-type="float" office:value="1" calcext:value-type="float">
            <text:p>01</text:p>
          </table:table-cell>
          <table:table-cell table:style-name="ce40" table:number-columns-repeated="2"/>
          <table:table-cell table:style-name="ce43" office:value-type="string" calcext:value-type="string">
            <text:p>User </text:p>
          </table:table-cell>
          <table:table-cell table:style-name="ce43" table:number-columns-repeated="3"/>
          <table:table-cell table:style-name="ce45"/>
          <table:table-cell table:style-name="ce43" table:formula="of:=COUNT([.J14:.J18])" office:value-type="float" office:value="4" calcext:value-type="float">
            <text:p>4</text:p>
          </table:table-cell>
          <table:table-cell table:style-name="ce47" table:formula="of:=AVERAGE([.J14:.J18])" office:value-type="percentage" office:value="1" calcext:value-type="percentage">
            <text:p>100%</text:p>
          </table:table-cell>
          <table:table-cell table:style-name="ce47" table:formula="of:=COUNTIF([.$K14:.$K18]; &quot;Yes&quot;)/[.$I13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1" calcext:value-type="float">
              <text:p>01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Register Player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2" calcext:value-type="float">
              <text:p>02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Update Profile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Unregister Player</text:p>
            </table:table-cell>
            <table:table-cell table:number-columns-repeated="3"/>
            <table:table-cell office:value-type="string" calcext:value-type="string">
              <text:p>Med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Sign In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Sign Out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2" calcext:value-type="float">
            <text:p>02</text:p>
          </table:table-cell>
          <table:table-cell table:style-name="ce40" table:number-columns-repeated="2"/>
          <table:table-cell table:style-name="ce43" office:value-type="string" calcext:value-type="string">
            <text:p>Community </text:p>
          </table:table-cell>
          <table:table-cell table:style-name="ce43" table:number-columns-repeated="3"/>
          <table:table-cell table:style-name="ce45"/>
          <table:table-cell table:style-name="ce43" table:formula="of:=COUNT([.J20:.J22])" office:value-type="float" office:value="3" calcext:value-type="float">
            <text:p>3</text:p>
          </table:table-cell>
          <table:table-cell table:style-name="ce47" table:formula="of:=AVERAGE([.J20:.J22])" office:value-type="percentage" office:value="1" calcext:value-type="percentage">
            <text:p>100%</text:p>
          </table:table-cell>
          <table:table-cell table:style-name="ce47" table:formula="of:=COUNTIF([.$K20:.$K22]; &quot;Yes&quot;)/[.$I19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19]" office:value-type="float" office:value="2" calcext:value-type="float">
              <text:p>02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19]" office:value-type="float" office:value="2" calcext:value-type="float">
              <text:p>02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Community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19]" office:value-type="float" office:value="2" calcext:value-type="float">
              <text:p>02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3" calcext:value-type="float">
            <text:p>03</text:p>
          </table:table-cell>
          <table:table-cell table:style-name="ce40" table:number-columns-repeated="2"/>
          <table:table-cell table:style-name="ce43" office:value-type="string" calcext:value-type="string">
            <text:p>Members</text:p>
          </table:table-cell>
          <table:table-cell table:style-name="ce43" table:number-columns-repeated="3"/>
          <table:table-cell table:style-name="ce45"/>
          <table:table-cell table:style-name="ce43" table:formula="of:=COUNT([.J24:.J26])" office:value-type="float" office:value="3" calcext:value-type="float">
            <text:p>3</text:p>
          </table:table-cell>
          <table:table-cell table:style-name="ce47" table:formula="of:=AVERAGE([.J24:.J26])" office:value-type="percentage" office:value="1" calcext:value-type="percentage">
            <text:p>100%</text:p>
          </table:table-cell>
          <table:table-cell table:style-name="ce47" table:formula="of:=COUNTIF([.$K24:.$K26]; &quot;Yes&quot;)/[.$I23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23]" office:value-type="float" office:value="3" calcext:value-type="float">
              <text:p>03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Member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20001" calcext:value-type="float">
              <text:p>20001</text:p>
            </table:table-cell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3]" office:value-type="float" office:value="3" calcext:value-type="float">
              <text:p>03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Member (Credits) 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20002" calcext:value-type="float">
              <text:p>20002</text:p>
            </table:table-cell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3]" office:value-type="float" office:value="3" calcext:value-type="float">
              <text:p>03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move Member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20003" calcext:value-type="float">
              <text:p>20003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4" calcext:value-type="float">
            <text:p>04</text:p>
          </table:table-cell>
          <table:table-cell table:style-name="ce40" table:number-columns-repeated="2"/>
          <table:table-cell table:style-name="ce43" office:value-type="string" calcext:value-type="string">
            <text:p>Series</text:p>
          </table:table-cell>
          <table:table-cell table:style-name="ce43" table:number-columns-repeated="3"/>
          <table:table-cell table:style-name="ce45"/>
          <table:table-cell table:style-name="ce43" table:formula="of:=COUNT([.J28:.J30])" office:value-type="float" office:value="3" calcext:value-type="float">
            <text:p>3</text:p>
          </table:table-cell>
          <table:table-cell table:style-name="ce47" table:formula="of:=AVERAGE([.J28:.J30])" office:value-type="percentage" office:value="1" calcext:value-type="percentage">
            <text:p>100%</text:p>
          </table:table-cell>
          <table:table-cell table:style-name="ce47" table:formula="of:=COUNTIF([.$K28:.$K30]; &quot;Yes&quot;)/[.$I27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27]" office:value-type="float" office:value="4" calcext:value-type="float">
              <text:p>04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Series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7]"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Series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7]"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Series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5" calcext:value-type="float">
            <text:p>05</text:p>
          </table:table-cell>
          <table:table-cell table:style-name="ce40" table:number-columns-repeated="2"/>
          <table:table-cell table:style-name="ce43" office:value-type="string" calcext:value-type="string">
            <text:p>Access</text:p>
          </table:table-cell>
          <table:table-cell table:style-name="ce43" table:number-columns-repeated="3"/>
          <table:table-cell table:style-name="ce45"/>
          <table:table-cell table:style-name="ce43" table:formula="of:=COUNT([.J32:.J33])" office:value-type="float" office:value="2" calcext:value-type="float">
            <text:p>2</text:p>
          </table:table-cell>
          <table:table-cell table:style-name="ce47" table:formula="of:=AVERAGE([.J32:.J33])" office:value-type="percentage" office:value="1" calcext:value-type="percentage">
            <text:p>100%</text:p>
          </table:table-cell>
          <table:table-cell table:style-name="ce47" table:formula="of:=COUNTIF([.$K32:.$K33]; &quot;Yes&quot;)/[.$I31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A31]" office:value-type="float" office:value="5" calcext:value-type="float">
              <text:p>05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 Access to Series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A32]" office:value-type="float" office:value="5" calcext:value-type="float">
              <text:p>05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 Access from Series</text:p>
            </table:table-cell>
            <table:table-cell table:number-columns-repeated="3"/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6" calcext:value-type="float">
            <text:p>06</text:p>
          </table:table-cell>
          <table:table-cell table:style-name="ce40" table:number-columns-repeated="2"/>
          <table:table-cell table:style-name="ce43" office:value-type="string" calcext:value-type="string">
            <text:p>Games</text:p>
          </table:table-cell>
          <table:table-cell table:style-name="ce43" table:number-columns-repeated="3"/>
          <table:table-cell table:style-name="ce45"/>
          <table:table-cell table:style-name="ce43" table:formula="of:=COUNT([.J35:.J39])" office:value-type="float" office:value="5" calcext:value-type="float">
            <text:p>5</text:p>
          </table:table-cell>
          <table:table-cell table:style-name="ce47" table:formula="of:=AVERAGE([.J35:.J39])" office:value-type="percentage" office:value="1" calcext:value-type="percentage">
            <text:p>100%</text:p>
          </table:table-cell>
          <table:table-cell table:style-name="ce47" table:formula="of:=COUNTIF([.$K35:.$K39]; &quot;Yes&quot;)/[.$I34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A34]" office:value-type="float" office:value="6" calcext:value-type="float">
              <text:p>06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Game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A35]" office:value-type="float" office:value="6" calcext:value-type="float">
              <text:p>06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Game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A36]" office:value-type="float" office:value="6" calcext:value-type="float">
              <text:p>06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Game</text:p>
            </table:table-cell>
            <table:table-cell table:number-columns-repeated="3"/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A37]" office:value-type="float" office:value="6" calcext:value-type="float">
              <text:p>06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View Games (Series→Games)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A38]" office:value-type="float" office:value="6" calcext:value-type="float">
              <text:p>06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View Games (Membership→Games)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A39]" office:value-type="float" office:value="6" calcext:value-type="float">
              <text:p>06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Assign Square (Owner)</text:p>
            </table:table-cell>
            <table:table-cell table:number-columns-repeated="2"/>
            <table:table-cell office:value-type="float" office:value="20005" calcext:value-type="float">
              <text:p>20005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A40]" office:value-type="float" office:value="6" calcext:value-type="float">
              <text:p>06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Request Square (Player)</text:p>
            </table:table-cell>
            <table:table-cell table:number-columns-repeated="2"/>
            <table:table-cell office:value-type="float" office:value="3" calcext:value-type="float">
              <text:p>00003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A41]" office:value-type="float" office:value="6" calcext:value-type="float">
              <text:p>06</text:p>
            </table:table-cell>
            <table:table-cell office:value-type="float" office:value="8" calcext:value-type="float">
              <text:p>08</text:p>
            </table:table-cell>
            <table:table-cell table:number-columns-repeated="7"/>
            <table:table-cell table:style-name="ce48"/>
            <table:table-cell table:number-columns-repeated="2"/>
          </table:table-row>
          <table:table-row table:style-name="ro2">
            <table:table-cell table:formula="of:=[.A42]" office:value-type="float" office:value="6" calcext:value-type="float">
              <text:p>06</text:p>
            </table:table-cell>
            <table:table-cell office:value-type="float" office:value="9" calcext:value-type="float">
              <text:p>09</text:p>
            </table:table-cell>
            <table:table-cell table:number-columns-repeated="7"/>
            <table:table-cell table:style-name="ce48"/>
            <table:table-cell table:number-columns-repeated="2"/>
          </table:table-row>
        </table:table-row-group>
        <table:table-row table:style-name="ro2">
          <table:table-cell table:style-name="ce40" office:value-type="float" office:value="7" calcext:value-type="float">
            <text:p>07</text:p>
          </table:table-cell>
          <table:table-cell table:style-name="ce40" table:number-columns-repeated="2"/>
          <table:table-cell table:style-name="ce43" office:value-type="string" calcext:value-type="string">
            <text:p>Memberships</text:p>
          </table:table-cell>
          <table:table-cell table:style-name="ce43" table:number-columns-repeated="3"/>
          <table:table-cell table:style-name="ce45"/>
          <table:table-cell table:style-name="ce43" table:formula="of:=COUNT([.J45:.J49])" office:value-type="float" office:value="5" calcext:value-type="float">
            <text:p>5</text:p>
          </table:table-cell>
          <table:table-cell table:style-name="ce47" table:formula="of:=AVERAGE([.J45:.J49])" office:value-type="percentage" office:value="1" calcext:value-type="percentage">
            <text:p>100%</text:p>
          </table:table-cell>
          <table:table-cell table:style-name="ce47" table:formula="of:=COUNTIF([.$K45:.$K49]; &quot;Yes&quot;)/[.$I44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44]" office:value-type="float" office:value="7" calcext:value-type="float">
              <text:p>07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to Community Request </text:p>
            </table:table-cell>
            <table:table-cell/>
            <table:table-cell office:value-type="string" calcext:value-type="string">
              <text:p>Player</text:p>
            </table:table-cell>
            <table:table-cell office:value-type="float" office:value="1" calcext:value-type="float">
              <text:p>00001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44]" office:value-type="float" office:value="7" calcext:value-type="float">
              <text:p>07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move from Community Request</text:p>
            </table:table-cell>
            <table:table-cell/>
            <table:table-cell office:value-type="string" calcext:value-type="string">
              <text:p>Player</text:p>
            </table:table-cell>
            <table:table-cell office:value-type="float" office:value="2" calcext:value-type="float">
              <text:p>00002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44]" office:value-type="float" office:value="7" calcext:value-type="float">
              <text:p>07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Membership Add Credits Request</text:p>
            </table:table-cell>
            <table:table-cell/>
            <table:table-cell office:value-type="string" calcext:value-type="string">
              <text:p>Player</text:p>
            </table:table-cell>
            <table:table-cell office:value-type="float" office:value="4" calcext:value-type="float">
              <text:p>00004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44]" office:value-type="float" office:value="7" calcext:value-type="float">
              <text:p>07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Membership Remove Credits Request</text:p>
            </table:table-cell>
            <table:table-cell/>
            <table:table-cell office:value-type="string" calcext:value-type="string">
              <text:p>Player</text:p>
            </table:table-cell>
            <table:table-cell office:value-type="float" office:value="4" calcext:value-type="float">
              <text:p>00004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44]" office:value-type="float" office:value="7" calcext:value-type="float">
              <text:p>07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Delete Membership </text:p>
            </table:table-cell>
            <table:table-cell/>
            <table:table-cell office:value-type="string" calcext:value-type="string">
              <text:p>Player</text:p>
            </table:table-cell>
            <table:table-cell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8" calcext:value-type="float">
            <text:p>08</text:p>
          </table:table-cell>
          <table:table-cell table:style-name="ce40" table:number-columns-repeated="2"/>
          <table:table-cell table:style-name="ce43" office:value-type="string" calcext:value-type="string">
            <text:p>Boards</text:p>
          </table:table-cell>
          <table:table-cell table:style-name="ce43" table:number-columns-repeated="3"/>
          <table:table-cell table:style-name="ce45"/>
          <table:table-cell table:style-name="ce43" table:formula="of:=COUNT([.J51:.J58])" office:value-type="float" office:value="8" calcext:value-type="float">
            <text:p>8</text:p>
          </table:table-cell>
          <table:table-cell table:style-name="ce47" table:formula="of:=AVERAGE([.J51:.J58])" office:value-type="percentage" office:value="0.875" calcext:value-type="percentage">
            <text:p>88%</text:p>
          </table:table-cell>
          <table:table-cell table:style-name="ce47" table:formula="of:=COUNTIF([.$K51:.$K58]; &quot;Yes&quot;)/[.$I50]" office:value-type="percentage" office:value="0.875" calcext:value-type="percentage">
            <text:p>88%</text:p>
          </table:table-cell>
          <table:table-cell/>
        </table:table-row>
        <table:table-row-group>
          <table:table-row table:style-name="ro2">
            <table:table-cell table:formula="of:=[.$A$50]" office:value-type="float" office:value="8" calcext:value-type="float">
              <text:p>08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View Board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50]" office:value-type="float" office:value="8" calcext:value-type="float">
              <text:p>08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Set Scores for Columns and Rows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50]" office:value-type="float" office:value="8" calcext:value-type="float">
              <text:p>08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Assign Square (Owner)</text:p>
            </table:table-cell>
            <table:table-cell table:number-columns-repeated="2"/>
            <table:table-cell office:value-type="float" office:value="20005" calcext:value-type="float">
              <text:p>20005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50]" office:value-type="float" office:value="8" calcext:value-type="float">
              <text:p>08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Request Square (Player)</text:p>
            </table:table-cell>
            <table:table-cell table:number-columns-repeated="2"/>
            <table:table-cell office:value-type="float" office:value="3" calcext:value-type="float">
              <text:p>00003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50]" office:value-type="float" office:value="8" calcext:value-type="float">
              <text:p>08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Set Results by Quarter</text:p>
            </table:table-cell>
            <table:table-cell table:number-columns-repeated="2"/>
            <table:table-cell table:style-name="Default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50]" office:value-type="float" office:value="8" calcext:value-type="float">
              <text:p>08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Set Splits by Quarter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Can change splits after, maybe disable once scores locked.</text:p>
            </table:table-cell>
          </table:table-row>
          <table:table-row table:style-name="ro2">
            <table:table-cell table:formula="of:=[.$A$50]" office:value-type="float" office:value="8" calcext:value-type="float">
              <text:p>08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Fill Remaining Squares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50]" office:value-type="float" office:value="8" calcext:value-type="float">
              <text:p>08</text:p>
            </table:table-cell>
            <table:table-cell office:value-type="float" office:value="8" calcext:value-type="float">
              <text:p>08</text:p>
            </table:table-cell>
            <table:table-cell table:number-columns-repeated="2"/>
            <table:table-cell office:value-type="string" calcext:value-type="string">
              <text:p>Distribute Credits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0" calcext:value-type="float">
              <text:p>0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9" calcext:value-type="float">
            <text:p>09</text:p>
          </table:table-cell>
          <table:table-cell table:style-name="ce40" table:number-columns-repeated="2"/>
          <table:table-cell table:style-name="ce43" office:value-type="string" calcext:value-type="string">
            <text:p>Messages </text:p>
          </table:table-cell>
          <table:table-cell table:style-name="ce43" table:number-columns-repeated="3"/>
          <table:table-cell table:style-name="ce45"/>
          <table:table-cell table:style-name="ce43" table:formula="of:=COUNT([.J60:.J76])" office:value-type="float" office:value="17" calcext:value-type="float">
            <text:p>17</text:p>
          </table:table-cell>
          <table:table-cell table:style-name="ce47" table:formula="of:=AVERAGE([.J60:.J76])" office:value-type="percentage" office:value="1" calcext:value-type="percentage">
            <text:p>100%</text:p>
          </table:table-cell>
          <table:table-cell table:style-name="ce47" table:formula="of:=COUNTIF([.$K60:.$K76]; &quot;Yes&quot;)/[.$I59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Membership Add Request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10001" calcext:value-type="float">
              <text:p>10001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1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Membership Add Request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10001" calcext:value-type="float">
              <text:p>10001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1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Accept Community Membership Add Response</text:p>
            </table:table-cell>
            <table:table-cell/>
            <table:table-cell office:value-type="string" calcext:value-type="string">
              <text:p>Player</text:p>
            </table:table-cell>
            <table:table-cell table:number-columns-repeated="2"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9.01, 09.02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Accept Community Membership Remove Request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10002" calcext:value-type="float">
              <text:p>10002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2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Reject Community Membership Remove Request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10002" calcext:value-type="float">
              <text:p>10002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2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Accept Community Membership Remove Response</text:p>
            </table:table-cell>
            <table:table-cell/>
            <table:table-cell office:value-type="string" calcext:value-type="string">
              <text:p>Player</text:p>
            </table:table-cell>
            <table:table-cell table:number-columns-repeated="2"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9.04, 09.05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Accept Member Edit (Credits) Notification</text:p>
            </table:table-cell>
            <table:table-cell/>
            <table:table-cell office:value-type="string" calcext:value-type="string">
              <text:p>Player</text:p>
            </table:table-cell>
            <table:table-cell table:number-columns-repeated="2"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3.03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8" calcext:value-type="float">
              <text:p>08</text:p>
            </table:table-cell>
            <table:table-cell table:number-columns-repeated="2"/>
            <table:table-cell office:value-type="string" calcext:value-type="string">
              <text:p>Accept Membership Add Credits Notification</text:p>
            </table:table-cell>
            <table:table-cell table:number-columns-repeated="2"/>
            <table:table-cell office:value-type="float" office:value="20004" calcext:value-type="float">
              <text:p>20004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3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9" calcext:value-type="float">
              <text:p>09</text:p>
            </table:table-cell>
            <table:table-cell table:number-columns-repeated="2"/>
            <table:table-cell office:value-type="string" calcext:value-type="string">
              <text:p>Reject Membership Add Credits Notification</text:p>
            </table:table-cell>
            <table:table-cell table:number-columns-repeated="2"/>
            <table:table-cell office:value-type="float" office:value="20004" calcext:value-type="float">
              <text:p>20004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3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Accept Membership Add Credit Notification</text:p>
            </table:table-cell>
            <table:table-cell table:number-columns-repeated="4"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9.08, 09.09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11" calcext:value-type="float">
              <text:p>11</text:p>
            </table:table-cell>
            <table:table-cell table:number-columns-repeated="2"/>
            <table:table-cell office:value-type="string" calcext:value-type="string">
              <text:p>Accept Membership Remove Credits Request</text:p>
            </table:table-cell>
            <table:table-cell table:number-columns-repeated="2"/>
            <table:table-cell office:value-type="float" office:value="20004" calcext:value-type="float">
              <text:p>20004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4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12" calcext:value-type="float">
              <text:p>12</text:p>
            </table:table-cell>
            <table:table-cell table:number-columns-repeated="2"/>
            <table:table-cell office:value-type="string" calcext:value-type="string">
              <text:p>Reject Membership Remove Credits Request</text:p>
            </table:table-cell>
            <table:table-cell table:number-columns-repeated="2"/>
            <table:table-cell office:value-type="float" office:value="20004" calcext:value-type="float">
              <text:p>20004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4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13" calcext:value-type="float">
              <text:p>13</text:p>
            </table:table-cell>
            <table:table-cell table:number-columns-repeated="2"/>
            <table:table-cell office:value-type="string" calcext:value-type="string">
              <text:p>Accept Membership Remove Credit Notification</text:p>
            </table:table-cell>
            <table:table-cell table:number-columns-repeated="4"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9.08, 09.09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14" calcext:value-type="float">
              <text:p>14</text:p>
            </table:table-cell>
            <table:table-cell table:number-columns-repeated="2"/>
            <table:table-cell office:value-type="string" calcext:value-type="string">
              <text:p>Accept Square Assignment Notification </text:p>
            </table:table-cell>
            <table:table-cell table:number-columns-repeated="4"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8.03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15" calcext:value-type="float">
              <text:p>15</text:p>
            </table:table-cell>
            <table:table-cell table:number-columns-repeated="2"/>
            <table:table-cell office:value-type="string" calcext:value-type="string">
              <text:p>Accept Square Request</text:p>
            </table:table-cell>
            <table:table-cell table:number-columns-repeated="2"/>
            <table:table-cell office:value-type="float" office:value="20006" calcext:value-type="float">
              <text:p>20006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8.04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16" calcext:value-type="float">
              <text:p>16</text:p>
            </table:table-cell>
            <table:table-cell table:number-columns-repeated="2"/>
            <table:table-cell office:value-type="string" calcext:value-type="string">
              <text:p>Reject Square Request</text:p>
            </table:table-cell>
            <table:table-cell table:number-columns-repeated="2"/>
            <table:table-cell office:value-type="float" office:value="20006" calcext:value-type="float">
              <text:p>20006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8.04</text:p>
            </table:table-cell>
          </table:table-row>
          <table:table-row table:style-name="ro2">
            <table:table-cell table:formula="of:=[.$A$59]" office:value-type="float" office:value="9" calcext:value-type="float">
              <text:p>09</text:p>
            </table:table-cell>
            <table:table-cell office:value-type="float" office:value="17" calcext:value-type="float">
              <text:p>17</text:p>
            </table:table-cell>
            <table:table-cell table:number-columns-repeated="2"/>
            <table:table-cell office:value-type="string" calcext:value-type="string">
              <text:p>Accept Square Request Response </text:p>
            </table:table-cell>
            <table:table-cell table:number-columns-repeated="4"/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9.15, 09.16</text:p>
            </table:table-cell>
          </table:table-row>
        </table:table-row-group>
        <table:table-row table:style-name="ro2" table:number-rows-repeated="104849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Functionality.J13:Functionality.K13 Functionality.J19:Functionality.K19 Functionality.J23:Functionality.K23 Functionality.J27:Functionality.K27 Functionality.J34:Functionality.K34 Functionality.J44:Functionality.K44 Functionality.J50:Functionality.K50 Functionality.J59:Functionality.K59 Functionality.J2:Functionality.K2 Functionality.J31:Functionality.K31">
            <calcext:color-scale>
              <calcext:color-scale-entry calcext:value="25" calcext:type="percentile" calcext:color="#ff0000"/>
              <calcext:color-scale-entry calcext:value="50" calcext:type="percent" calcext:color="#ffff00"/>
              <calcext:color-scale-entry calcext:value="75" calcext:type="percentile" calcext:color="#00a933"/>
            </calcext:color-scale>
          </calcext:conditional-format>
        </calcext:conditional-formats>
      </table:table>
      <table:table table:name="Enhanement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row table:style-name="ro2">
          <table:table-cell table:style-name="ce50" office:value-type="string" calcext:value-type="string">
            <text:p>EnhNo</text:p>
          </table:table-cell>
          <table:table-cell table:style-name="ce50" office:value-type="string" calcext:value-type="string">
            <text:p>S</text:p>
          </table:table-cell>
          <table:table-cell table:style-name="ce54" office:value-type="string" calcext:value-type="string">
            <text:p>Section</text:p>
          </table:table-cell>
          <table:table-cell table:style-name="ce54" office:value-type="string" calcext:value-type="string">
            <text:p>Prio</text:p>
          </table:table-cell>
          <table:table-cell table:style-name="ce54" office:value-type="string" calcext:value-type="string">
            <text:p>Dev Status</text:p>
          </table:table-cell>
          <table:table-cell table:style-name="ce55" office:value-type="string" calcext:value-type="string">
            <text:p>Comment</text:p>
          </table:table-cell>
        </table:table-row>
        <table:table-row table:style-name="ro1">
          <table:table-cell table:style-name="ce51" office:value-type="float" office:value="1" calcext:value-type="float">
            <text:p>001</text:p>
          </table:table-cell>
          <table:table-cell table:style-name="ce53" office:value-type="float" office:value="8" calcext:value-type="float">
            <text:p>08</text:p>
          </table:table-cell>
          <table:table-cell table:style-name="ce52" office:value-type="string" calcext:value-type="string">
            <text:p>Messages</text:p>
          </table:table-cell>
          <table:table-cell table:style-name="ce52" office:value-type="string" calcext:value-type="string">
            <text:p>Low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string" calcext:value-type="string">
            <text:p>Clean up the messages page to eliminate users without messages and make the messages cleaner. Maybe a two step process … pick users =&gt; view messages.</text:p>
          </table:table-cell>
        </table:table-row>
        <table:table-row table:style-name="ro2">
          <table:table-cell table:style-name="ce51" office:value-type="float" office:value="2" calcext:value-type="float">
            <text:p>002</text:p>
          </table:table-cell>
          <table:table-cell table:style-name="ce53" office:value-type="float" office:value="2" calcext:value-type="float">
            <text:p>02</text:p>
          </table:table-cell>
          <table:table-cell table:style-name="ce52" office:value-type="string" calcext:value-type="string">
            <text:p>User</text:p>
          </table:table-cell>
          <table:table-cell table:style-name="ce52" office:value-type="string" calcext:value-type="string">
            <text:p>Med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string" calcext:value-type="string">
            <text:p>Ensure Players are validated before any transactions.</text:p>
          </table:table-cell>
        </table:table-row>
        <table:table-row table:style-name="ro2" table:number-rows-repeated="15">
          <table:table-cell table:style-name="ce51"/>
          <table:table-cell table:style-name="ce53"/>
          <table:table-cell table:style-name="ce52" table:number-columns-repeated="3"/>
          <table:table-cell table:style-name="ce56"/>
        </table:table-row>
        <table:table-row table:style-name="ro2" table:number-rows-repeated="3">
          <table:table-cell table:style-name="ce51"/>
          <table:table-cell table:style-name="ce52" table:number-columns-repeated="4"/>
          <table:table-cell table:style-name="ce56"/>
        </table:table-row>
        <table:table-row table:style-name="ro2" table:number-rows-repeated="6">
          <table:table-cell table:style-name="ce52" table:number-columns-repeated="5"/>
          <table:table-cell table:style-name="ce56"/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efects" table:style-name="ta1">
        <office:forms form:automatic-focus="false" form:apply-design-mode="false"/>
        <table:table-column table:style-name="co18" table:default-cell-style-name="ce50"/>
        <table:table-column table:style-name="co19" table:default-cell-style-name="ce50"/>
        <table:table-column table:style-name="co16" table:default-cell-style-name="ce54"/>
        <table:table-column table:style-name="co20" table:default-cell-style-name="ce54"/>
        <table:table-column table:style-name="co12" table:default-cell-style-name="ce54"/>
        <table:table-column table:style-name="co21" table:default-cell-style-name="ce55"/>
        <table:table-row table:style-name="ro2">
          <table:table-cell office:value-type="string" calcext:value-type="string">
            <text:p>Def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Dev 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Messages</text:p>
          </table:table-cell>
          <table:table-cell table:style-name="ce52" office:value-type="string" calcext:value-type="string">
            <text:p>Low</text:p>
          </table:table-cell>
          <table:table-cell table:style-name="ce52" office:value-type="float" office:value="0" calcext:value-type="float">
            <text:p>0</text:p>
          </table:table-cell>
          <table:table-cell table:style-name="ce56"/>
        </table:table-row>
      </table:table>
      <table:table table:name="Messages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2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1" number:min-decimal-places="1" number:min-integer-digits="1"/>
    </number:number-style>
    <number:number-style style:name="N120">
      <number:number number:decimal-places="0" number:min-decimal-places="0" number:min-integer-digits="3"/>
    </number:number-style>
    <number:number-style style:name="N121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00-00-00</text:date>, <text:time style:data-style-name="N2" text:time-value="09:47:35.122646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00:54.640185261</meta:creation-date>
    <dc:date>2024-01-14T14:59:10.757196954</dc:date>
    <meta:editing-duration>P1DT6H9M13S</meta:editing-duration>
    <meta:editing-cycles>31</meta:editing-cycles>
    <meta:generator>LibreOffice/7.6.4.1$Linux_X86_64 LibreOffice_project/60$Build-1</meta:generator>
    <meta:document-statistic meta:table-count="4" meta:cell-count="497" meta:object-count="0"/>
  </office:meta>
</office:document-meta>
</file>